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ichmon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66">
            <text:p>166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325">
            <text:p>1325</text:p>
          </table:table-cell>
          <table:table-cell table:style-name="ce22" office:value-type="float" office:value="306">
            <text:p>306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9">
            <text:p>139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41">
            <text:p>541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5">
            <text:p>105</text:p>
          </table:table-cell>
          <table:table-cell table:style-name="ce22" office:value-type="float" office:value="28">
            <text:p>2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948">
            <text:p>1948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95">
            <text:p>9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380">
            <text:p>5380</text:p>
          </table:table-cell>
          <table:table-cell table:style-name="ce22" office:value-type="float" office:value="627">
            <text:p>62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42">
            <text:p>142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17">
            <text:p>2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21">
            <text:p>62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83">
            <text:p>583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47">
            <text:p>4047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877">
            <text:p>5877</text:p>
          </table:table-cell>
          <table:table-cell table:style-name="ce22" office:value-type="float" office:value="191">
            <text:p>19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257">
            <text:p>11257</text:p>
          </table:table-cell>
          <table:table-cell table:style-name="ce22" office:value-type="float" office:value="818">
            <text:p>8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